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00.00%" fo:text-align="left" fo:margin-top="20.00pt" fo:margin-bottom="6.00pt"/>
    </style:style>
    <style:style style:name="P21" style:family="paragraph">
      <style:paragraph-properties fo:line-height="100.00%" fo:text-align="left" fo:margin-top="18.00pt" fo:margin-bottom="6.00pt"/>
    </style:style>
    <style:style style:name="P22" style:family="paragraph">
      <style:paragraph-properties fo:line-height="115.00%" fo:text-align="lef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15.00%" fo:text-align="left"/>
    </style:style>
    <style:style style:name="P24" style:family="paragraph">
      <style:paragraph-properties fo:line-height="115.00%" fo:text-align="lef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15.00%" fo:text-align="left"/>
    </style:style>
    <style:style style:name="P26" style:family="paragraph">
      <style:paragraph-properties fo:line-height="115.00%" fo:text-align="left"/>
    </style:style>
    <style:style style:name="P27" style:family="paragraph">
      <style:paragraph-properties fo:line-height="100.00%" fo:text-align="left" fo:margin-top="18.00pt" fo:margin-bottom="6.00pt"/>
    </style:style>
    <style:style style:name="P28" style:family="paragraph">
      <style:paragraph-properties fo:line-height="100.00%" fo:text-align="left" fo:margin-top="20.00pt" fo:margin-bottom="6.00p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top="20.00pt" fo:margin-bottom="6.00pt"/>
    </style:style>
    <style:style style:name="P30" style:family="paragraph">
      <style:paragraph-properties fo:line-height="100.00%" fo:text-align="left" fo:margin-top="20.00pt" fo:margin-bottom="6.00pt"/>
    </style:style>
    <style:style style:name="P31" style:family="paragraph">
      <style:paragraph-properties fo:line-height="100.00%" fo:text-align="left" fo:margin-top="18.00pt" fo:margin-bottom="6.00pt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00.00%" fo:text-align="left" fo:margin-top="20.00pt" fo:margin-bottom="6.00pt"/>
    </style:style>
    <style:style style:name="P34" style:family="paragraph">
      <style:paragraph-properties fo:line-height="100.00%" fo:text-align="left" fo:margin-top="18.00pt" fo:margin-bottom="6.00pt"/>
    </style:style>
    <style:style style:name="P35" style:family="paragraph">
      <style:paragraph-properties fo:line-height="115.00%" fo:text-align="left"/>
    </style:style>
  </office:automatic-styles>
  <office:body>
    <office:text>
      <text:p text:style-name="P1"><text:span text:style-name="T1">Rapport d’optimisation</text:span></text:p>
      <text:p text:style-name="P2"><text:span text:style-name="T2"/></text:p>
      <text:p text:style-name="P3"><text:span text:style-name="T3">Nina Carducci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1 - Les images</text:span></text:a><text:span text:style-name="T13"><text:s/><text:tab/>2</text:span></text:p>
      <text:p text:style-name="P8"><text:a xlink:href="#_xkbpxkl6umhk"><text:span text:style-name="T15">2 -</text:span></text:a><text:span text:style-name="T16"><text:s/>Les scripts<text:tab/>2</text:span></text:p>
      <text:p text:style-name="P9"><text:a xlink:href="#_r7gkf09frlj5"><text:span text:style-name="T18">III - Accessibilité du site</text:span></text:a><text:span text:style-name="T19"><text:tab/>2</text:span></text:p>
      <text:p text:style-name="P9"><text:a xlink:href="#_s89pup9bbtic"><text:span text:style-name="T21">IV - Détails de réalisation additionnelles à la demande du client</text:span></text:a><text:span text:style-name="T22"><text:tab/>2</text:span></text:p>
      <text:p text:style-name="P10"><text:a xlink:href="#_gt5hgt2h0fn6"><text:span text:style-name="T24">1 - …</text:span></text:a><text:span text:style-name="T25"><text:tab/>2</text:span></text:p>
      <text:p text:style-name="P11"><text:a xlink:href="#_w04kirgfeg7j"><text:span text:style-name="T27">Annexe</text:span></text:a><text:span text:style-name="T28"><text:tab/>3</text:span></text:p>
      <text:p text:style-name="P12"><text:a xlink:href="#_3m019n8dyixe"><text:span text:style-name="T30">Rapport complet de l’audit Lighthouse</text:span></text:a><text:span text:style-name="T31"><text:tab/>3</text:span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4"><text:span text:style-name="T33">I - Comparatif avant et après optimisation</text:span></text:p>
      <text:p text:style-name="P15"><text:span text:style-name="T34"/></text:p>
      <text:p text:style-name="P15"><text:span text:style-name="T35">Score Lighthouse avant optimisation : </text:span></text:p>
      <text:p text:style-name="P15"><text:span text:style-name="T36"/></text:p>
      <text:p text:style-name="P16"><draw:frame text:anchor-type="as-char" svg:width="146.58mm" svg:height="115.36mm" style:rel-width="scale" style:rel-height="scale"><draw:object-ole xlink:href="OleObj1"/><draw:image xlink:href="ObjectReplacements/OleObj1"/></draw:frame><text:span text:style-name="T36"/></text:p>
      <text:p text:style-name="P17"><text:span text:style-name="T36"/></text:p>
      <text:p text:style-name="P17"><text:span text:style-name="T36"/></text:p>
      <text:p text:style-name="P17"><text:span text:style-name="T37">Score Lighthouse après optimisation :</text:span></text:p>
      <text:p text:style-name="P17"><text:span text:style-name="T38"/></text:p>
      <text:p text:style-name="P18"><draw:frame text:anchor-type="as-char" svg:width="146.58mm" svg:height="78.32mm" style:rel-width="scale" style:rel-height="scale"><draw:object-ole xlink:href="OleObj2"/><draw:image xlink:href="ObjectReplacements/OleObj2"/></draw:frame><text:span text:style-name="T38"/></text:p>
      <text:p text:style-name="P19"><text:span text:style-name="T38"/></text:p>
      <text:p text:style-name="P19"><text:span text:style-name="T38"/></text:p>
      <text:p text:style-name="P19"><text:span text:style-name="T38"/></text:p>
      <text:p text:style-name="P20"><text:span text:style-name="T39">II - Détails des optimisations effectuées</text:span></text:p>
      <text:p text:style-name="P21"><text:span text:style-name="T40">1 - Les images</text:span></text:p>
      <text:p text:style-name="P22"><text:span text:style-name="T41">Le projet comporte originalement<text:s/></text:span><text:span text:style-name="T42">15</text:span><text:span text:style-name="T43"><text:s/>images pour un poids total de<text:s/></text:span><text:span text:style-name="T44">29.4</text:span><text:span text:style-name="T45">MB. Nous avons effectué les modifications suivantes aux images :</text:span></text:p>
      <text:list text:style-name="L23">
        <text:list-item>
          <text:p text:style-name="P23"><text:span text:style-name="T45">Redimenssionnement des images aux tailles souhaitées</text:span></text:p>
        </text:list-item>
        <text:list-item>
          <text:p text:style-name="P23"><text:span text:style-name="T45">Compression des images afin de limiter leur poids sans trop altérer la qualité</text:span></text:p>
        </text:list-item>
        <text:list-item>
          <text:p text:style-name="P23"><text:span text:style-name="T45">Après divers tests, le format jpg est conservé et avif pour les images les plus "lourdes".</text:span></text:p>
        </text:list-item>
        <text:list-item>
          <text:p text:style-name="P23"><text:span text:style-name="T45">Fetchpriority sur les images apparaissant à l'ouverture de la page (ex: slide 1). Autres image en loading=lazy.</text:span></text:p>
        </text:list-item>
      </text:list>
      <text:p text:style-name="P24"><text:span text:style-name="T45">Après les modifications, le poids total des images est de<text:s/></text:span><text:span text:style-name="T46">0.559</text:span><text:span text:style-name="T47">MB soit un gain de<text:s/></text:span><text:span text:style-name="T48">98</text:span><text:span text:style-name="T49">%.</text:span></text:p>
      <text:list text:style-name="L25">
        <text:list-item>
          <text:p text:style-name="P25"><text:span text:style-name="T49">Possibilité de convertir en Avif mais risque de perte de qualité au profit de la performance.</text:span></text:p>
        </text:list-item>
        <text:list-item>
          <text:p text:style-name="P25"><text:span text:style-name="T49">Possibilité de<text:s text:c="2"/>convertir en webp mais le webp n'est pas lisible par tous les navigateurs (safari) et nécessite donc des images jpg de substitution.</text:span></text:p>
        </text:list-item>
      </text:list>
      <text:p text:style-name="P26"><text:span text:style-name="T50"/></text:p>
      <text:p text:style-name="P27"><text:span text:style-name="T51">2 - Les scripts</text:span></text:p>
      <text:p text:style-name="P27"><text:span text:style-name="T52">Defer des scripts pour un chargement optimisé de la page. Certains scripts sont passé en preload (googlefont) afin de ne pas bloquer le rendu de la page.</text:span></text:p>
      <text:p text:style-name="P27"><text:span text:style-name="T52">Le code a été minifier pour baisser le poids du site et augmenter la vitesse de chargement.</text:span></text:p>
      <text:p text:style-name="P28"><text:span text:style-name="T53">III - Accessibilité du site</text:span></text:p>
      <text:p text:style-name="P28"><text:span text:style-name="T54"/></text:p>
      <text:p text:style-name="P28"><draw:frame text:anchor-type="as-char" svg:width="64.56mm" svg:height="111.39mm" style:rel-width="scale" style:rel-height="scale"><draw:object-ole xlink:href="OleObj3"/><draw:image xlink:href="ObjectReplacements/OleObj3"/></draw:frame><draw:frame text:anchor-type="as-char" svg:width="53.45mm" svg:height="116.15mm" style:rel-width="scale" style:rel-height="scale"><draw:object-ole xlink:href="OleObj4"/><draw:image xlink:href="ObjectReplacements/OleObj4"/></draw:frame><text:span text:style-name="T55"><text:s text:c="2"/></text:span></text:p>
      <text:p text:style-name="P28"><text:span text:style-name="T55">Modifications apportées pour améliorer l'accessibilité :</text:span></text:p>
      <text:list text:style-name="L29">
        <text:list-item>
          <text:p text:style-name="P29"><text:span text:style-name="T55">Ajout de textes alt pour toutes les images du site : fournis un texte alternatif pour les utilisateurs de lecteurs d'écran ou lors de problème de chargement des images.</text:span></text:p>
        </text:list-item>
        <text:list-item>
          <text:p text:style-name="P29"><text:span text:style-name="T55">Poposition de modification de couleurs pour le bouton filtre afin d'augmenter le contraste pour faciliter la lecture des personnes à vision réduite.</text:span></text:p>
        </text:list-item>
        <text:list-item>
          <text:p text:style-name="P29"><text:span text:style-name="T55">Correction de la structure du code (h1,h2,h3...) et ajout de balises sémantiques (header, footer, section...)permettant une meilleure lecture du site par les robots et par les outils d'assistance.</text:span></text:p>
        </text:list-item>
        <text:list-item>
          <text:p text:style-name="P29"><text:span text:style-name="T55">Ajout de "aria-label" associés à leurs champs input permettant de mieux comprendre la saisie d'informations sur la page.</text:span></text:p>
        </text:list-item>
      </text:list>
      <text:p text:style-name="P30"><draw:frame text:anchor-type="as-char" svg:width="63.24mm" svg:height="108.48mm" style:rel-width="scale" style:rel-height="scale"><draw:object-ole xlink:href="OleObj5"/><draw:image xlink:href="ObjectReplacements/OleObj5"/></draw:frame><text:span text:style-name="T56"/></text:p>
      <text:p text:style-name="P30"><text:span text:style-name="T56"/></text:p>
      <text:p text:style-name="P30"><text:span text:style-name="T56"/></text:p>
      <text:p text:style-name="P30"><text:span text:style-name="T57">IV - Détails de réalisation additionnelles à la demande du client</text:span></text:p>
      <text:p text:style-name="P31"><text:span text:style-name="T58">1. Ajout d'open graph data pour facebook et instagram (contrôle comment les URL sont partagées sur les réseaux sociaux)</text:span></text:p>
      <text:p text:style-name="P31"><text:span text:style-name="T58">2.<text:s text:c="2"/>Ajout d'un script schema.org. Les données structurées offrent des résultats de recherche plus attrayants incitant les utilisateurs à intéragir avec le site web (position 0).</text:span></text:p>
      <text:p text:style-name="P31"><text:span text:style-name="T58">3. Ajout de microdata afin de faciliter la compréhension du site par les robots.</text:span></text:p>
      <text:p text:style-name="P31"><text:span text:style-name="T58">4. Ajout d'une langue "fr" dans le head ainsi qu'un titre afin d'optimiser la recherche et de permettre aux outils d'assistance ainsi qu'aux robots de connaitre la langue du site.</text:span></text:p>
      <text:p text:style-name="P31"><text:span text:style-name="T59"/></text:p>
      <text:p text:style-name="P32"><text:span text:style-name="T59"/></text:p>
      <text:p text:style-name="P32"><text:span text:style-name="T59"/></text:p>
      <text:p text:style-name="P33"><text:span text:style-name="T60">Annexe</text:span></text:p>
      <text:p text:style-name="P34"><text:span text:style-name="T61">Rapport complet de l’audit Lighthouse - Voir PDF joint.</text:span></text:p>
      <text:p text:style-name="P35"><text:span text:style-name="T62"/></text:p>
      <text:p text:style-name="P35"><text:span text:style-name="T62"/></text:p>
      <text:p text:style-name="P35"><text:span text:style-name="T6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